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color="#ff3333" fo:language="ru" fo:country="RU"/>
    </style:style>
    <style:style style:name="T1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пределение сущностей</text:p>
      <text:p text:style-name="P1">Список существительных из анализа требований, которые могут быть сущностями.</text:p>
      <text:p text:style-name="P1"/>
      <text:p text:style-name="P1">Персонаж</text:p>
      <text:p text:style-name="P1"/>
      <text:p text:style-name="P1">Раса</text:p>
      <text:p text:style-name="P1"><text:tab/>Может наследоваться персонажем, чтобы реализовать разное поведение.</text:p>
      <text:p text:style-name="P1"/>
      <text:p text:style-name="P1">Атмосфера</text:p>
      <text:p text:style-name="P1"><text:tab/>Содержание кислорода может влиять на показатели объектов находящихся в ней.</text:p>
      <text:p text:style-name="P1"/>
      <text:p text:style-name="P1">Еда</text:p>
      <text:p text:style-name="P1"><text:tab/>Что-то что дает энергию персонажам.</text:p>
      <text:p text:style-name="P1"/>
      <text:p text:style-name="P1">Корабль</text:p>
      <text:p text:style-name="P1"><text:tab/>На нем передвигается персона</text:p>
      <text:p text:style-name="P3"><text:tab/>Члены экипажа это персонажи? То есть тоже игроки?</text:p>
      <text:p text:style-name="P3"><text:tab/>Или просто жестко привязаны к кораблю?</text:p>
      <text:p text:style-name="P3"><text:tab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26S</meta:editing-duration>
    <meta:editing-cycles>12</meta:editing-cycles>
    <meta:generator>OpenOffice.org/3.4.1$Win32 OpenOffice.org_project/341m1$Build-9593</meta:generator>
    <dc:date>2015-04-30T13:16:23.85</dc:date>
    <meta:document-statistic meta:table-count="0" meta:image-count="0" meta:object-count="0" meta:page-count="1" meta:paragraph-count="14" meta:word-count="56" meta:character-count="427"/>
    <meta:user-defined meta:name="Info 1"/>
    <meta:user-defined meta:name="Info 2"/>
    <meta:user-defined meta:name="Info 3"/>
    <meta:user-defined meta:name="Info 4"/>
  </office:meta>
</office:document-meta>
</file>